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solid #000000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-0.04028in" svg:width="1.34in" svg:height="2.01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angal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angal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Mangal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Mangal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Mangal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Mangal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Mangal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6in" fo:page-height="4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yan singh bamaniya</meta:initial-creator>
    <dc:creator>Narayan singh bamaniya</dc:creator>
    <meta:creation-date>2025-07-05T07:59:00Z</meta:creation-date>
    <dc:date>2025-07-05T08:05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1" meta:row-count="1" meta:non-whitespace-character-count="1"/>
  </office:meta>
</office:document-meta>
</file>